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4.577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9.147cm"/>
    </style:style>
    <style:style style:name="pr7" style:family="presentation" style:parent-style-name="Default-title">
      <style:graphic-properties fo:min-height="4.498cm"/>
    </style:style>
    <style:style style:name="pr8" style:family="presentation" style:parent-style-name="Default-title">
      <style:graphic-properties fo:min-height="4.57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font-size="116.199996948242pt" style:font-size-asian="116.199996948242pt" style:font-size-complex="116.19999694824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github.com/theaj42/presenta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4.946cm" svg:x="1.4cm" svg:y="5.194cm" presentation:class="title" presentation:user-transformed="true">
          <draw:text-box>
            <text:p><text:span text:style-name="T1">Oh, FF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4" draw:layer="layout" svg:width="25.199cm" svg:height="5.629cm" svg:x="1.4cm" svg:y="4.85cm" presentation:class="title" presentation:user-transformed="true">
          <draw:text-box>
            <text:p>Auditing Active Directory Passwords for “Password1” and other Stupid Thing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What we doin’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earching AD for dumb passwords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end “Plz2change dis BS” email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Force-change the B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Automate most of the process</text:p>
          </draw:text-box>
        </draw:frame>
        <draw:frame draw:style-name="gr2" draw:text-style-name="P3" draw:layer="layout" svg:width="0.502cm" svg:height="1.187cm" svg:x="4.572cm" svg:y="8.12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K? / K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0: DON’T ADD TO THE DUMB!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5" draw:layer="layout" svg:width="25.199cm" svg:height="3.753cm" svg:x="1.4cm" svg:y="5.788cm" presentation:class="title" presentation:user-transformed="true">
          <draw:text-box>
            <text:p>You’re gonna have core org secrets in your hands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emember Uncle Ben!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Use a secure loc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ime-box the work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“Shred” that shit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1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Dump hashes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6" draw:layer="layout" svg:width="25.199cm" svg:height="9.883cm" svg:x="1.4cm" svg:y="4.62cm" presentation:class="title" presentation:user-transformed="true">
          <draw:text-box>
            <text:p>We need just two pieces of info:<text:line-break/><text:line-break/><text:span text:style-name="T2">C:\Windows\NTDS\ntds.dit</text:span><text:line-break/><text:span text:style-name="T2">C:\Windows\System32\config\SYSTEM</text:span><text:span text:style-name="T2"><text:line-break/></text:span>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7" draw:layer="layout" svg:width="25.199cm" svg:height="4.862cm" svg:x="1.4cm" svg:y="5.232cm" presentation:class="title" presentation:user-transformed="true">
          <draw:text-box>
            <text:p>ntdsutil.exe<text:line-break/><text:line-break/><text:span text:style-name="T3">(C:\Windows\System32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7" draw:layer="layout" svg:width="25.199cm" svg:height="4.862cm" svg:x="1.4cm" svg:y="5.232cm" presentation:class="title" presentation:user-transformed="true">
          <draw:text-box>
            <text:p>NtdsAudit<text:line-break/><text:line-break/><text:span text:style-name="T3">(https://github.com/Dionach/NtdsAudit/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layer="layout" svg:width="25.199cm" svg:height="2.727cm" svg:x="1.4cm" svg:y="6.298cm" presentation:class="title" presentation:user-transformed="true">
          <draw:text-box>
            <text:p><text:span text:style-name="T4">NtdsAudit.exe "ntds.dit" -s "SYSTEM" -p pwdump.txt --users-csv users.csv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2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ime to get crackin’!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8" draw:layer="layout" svg:width="25.199cm" svg:height="4.942cm" svg:x="1.4cm" svg:y="5.192cm" presentation:class="title" presentation:user-transformed="true">
          <draw:text-box>
            <text:p>Get yourself some JtR<text:line-break/><text:line-break/><text:span text:style-name="T2">(or Hashcat or Hydra or...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Build your core word list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Permute to dictionary greatness!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5" draw:layer="layout" svg:width="25.199cm" svg:height="3.753cm" svg:x="1.4cm" svg:y="5.788cm" presentation:class="title" presentation:user-transformed="true">
          <draw:text-box>
            <text:p>Cracked passwords are<text:line-break/> <text:span text:style-name="T5">your</text:span> problem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5" draw:layer="layout" svg:width="25.199cm" svg:height="3.753cm" svg:x="1.4cm" svg:y="5.788cm" presentation:class="title" presentation:user-transformed="true">
          <draw:text-box>
            <text:p>Build two lists:<text:line-break/>Dumb passwords; Dumb users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And then kill the .pot file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Compartmentalization!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3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business cat here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he pw list is for analysis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he user list is for driving change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eport dumb password stats up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Dumb pw stats here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5" draw:layer="layout" svg:width="25.199cm" svg:height="3.753cm" svg:x="1.4cm" svg:y="5.788cm" presentation:class="title" presentation:user-transformed="true">
          <draw:text-box>
            <text:p>Tracking monthly delta = <text:line-break/>bossly smiles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Drive change w/ automated emails!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(said every salesperson, ever)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“Kind and helpful warnings”...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...followed by a robotic hammer.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5" draw:layer="layout" svg:width="25.199cm" svg:height="3.753cm" svg:x="1.4cm" svg:y="5.788cm" presentation:class="title" presentation:user-transformed="true">
          <draw:text-box>
            <text:p>There may be openings for <text:span text:style-name="T5">actual</text:span> conversations there.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egular audits drive change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This is kind of a <text:span text:style-name="T5">process</text:span><text:span text:style-name="T6">, right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obots are your friends!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jank-ass script warning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Review the script parts here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Quick overview of other resources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“A”s for your “Q”s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kthxbye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Tahoma" fo:font-family="Tahoma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Default-title" draw:layer="backgroundobjects" svg:width="25.199cm" svg:height="2.629cm" svg:x="1.4cm" svg:y="6.35cm" presentation:class="titl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5T13:01:07.782697643</meta:creation-date>
    <dc:date>2021-08-16T21:03:17.074377508</dc:date>
    <meta:editing-duration>P1DT6H47M19S</meta:editing-duration>
    <meta:editing-cycles>13</meta:editing-cycles>
    <meta:generator>LibreOffice/6.1.5.2$Linux_X86_64 LibreOffice_project/10$Build-2</meta:generator>
    <meta:document-statistic meta:object-count="172"/>
  </office:meta>
</office:document-meta>
</file>